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4432D1F00E7F3EAC283.png" manifest:media-type="image/png"/>
  <manifest:file-entry manifest:full-path="Pictures/100000000000043C00000500E42835BABD6A1CE4.png" manifest:media-type="image/png"/>
  <manifest:file-entry manifest:full-path="Pictures/10000000000005AF000001F15442905F19DF45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2.075cm, 0cm, 4.844cm, 0cm)" draw:image-opacity="100%" style:mirror="none"/>
    </style:style>
    <style:style style:name="gr2" style:family="graphic" style:parent-style-name="objectwithoutfill">
      <style:graphic-properties svg:stroke-width="0.106cm" svg:stroke-color="#ff0000" draw:marker-start-width="0.359cm" draw:marker-end="Стили_20_стрелок_20_1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333333" draw:marker-start-width="0.359cm" draw:marker-end="Стили_20_стрелок_20_1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0.4cm"/>
      <style:paragraph-properties style:writing-mode="lr-tb"/>
    </style:style>
    <style:style style:name="gr5" style:family="graphic" style:parent-style-name="standard">
      <style:graphic-properties draw:stroke="none" draw:fill="none" fo:min-height="0.199cm"/>
      <style:paragraph-properties style:writing-mode="lr-tb"/>
    </style:style>
    <style:style style:name="gr6" style:family="graphic" style:parent-style-name="objectwithoutfill">
      <style:graphic-properties svg:stroke-width="0.106cm" svg:stroke-color="#55308d" draw:marker-start-width="0.359cm" draw:marker-end="Стили_20_стрелок_20_1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0a933" draw:marker-start-width="0.359cm" draw:marker-end="Стили_20_стрелок_20_1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9" style:family="graphic" style:parent-style-name="standard">
      <style:graphic-properties draw:stroke="none" draw:fill="none" fo:min-height="0.299cm"/>
      <style:paragraph-properties style:writing-mode="lr-tb"/>
    </style:style>
    <style:style style:name="gr10" style:family="graphic" style:parent-style-name="objectwithoutfill">
      <style:graphic-properties svg:stroke-width="0.106cm" svg:stroke-color="#ea7500" draw:marker-start-width="0.359cm" draw:marker-end="Стили_20_стрелок_20_1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650953" draw:marker-start-width="0.359cm" draw:marker-end="Стили_20_стрелок_20_1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="none" fo:min-height="0.949cm"/>
      <style:paragraph-properties style:writing-mode="lr-tb"/>
    </style:style>
    <style:style style:name="gr13" style:family="graphic" style:parent-style-name="objectwithoutfill">
      <style:graphic-properties svg:stroke-width="0.106cm" svg:stroke-color="#5983b0" draw:marker-start-width="0.359cm" draw:marker-end="Стили_20_стрелок_20_1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standard">
      <style:graphic-properties draw:stroke="none" draw:fill="none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106cm" svg:stroke-color="#b4c7dc" draw:marker-start-width="0.359cm" draw:marker-end-width="0.359cm" draw:fill="none" draw:textarea-horizontal-align="justify" draw:textarea-vertical-align="middle" draw:auto-grow-height="false" fo:min-height="5.75cm" fo:min-width="7.25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5.144cm" fo:min-width="10.644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894cm" fo:min-width="3.644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2.644cm" fo:min-width="3.644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44cm" fo:min-width="2.394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2.394cm" fo:min-width="3.144cm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2cm" fo:min-width="0cm"/>
      <style:paragraph-properties style:writing-mode="lr-tb"/>
    </style:style>
    <style:style style:name="gr25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4.144cm" fo:min-width="3.394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4.144cm" fo:min-width="1.644cm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44cm" fo:min-width="2.644cm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ff4000" draw:marker-start-width="0.359cm" draw:marker-end-width="0.359cm" draw:fill="none" draw:textarea-horizontal-align="justify" draw:textarea-vertical-align="middle" draw:auto-grow-height="false" fo:min-height="2.644cm" fo:min-width="9.644cm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3.144cm" fo:min-width="9.144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44cm" fo:min-width="3.644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2" style:family="graphic" style:parent-style-name="standard">
      <style:graphic-properties draw:fill-color="#ff4000" draw:textarea-horizontal-align="justify" draw:textarea-vertical-align="middle" draw:auto-grow-height="false" fo:min-height="0.5cm" fo:min-width="0.25cm"/>
      <style:paragraph-properties style:writing-mode="lr-tb"/>
    </style:style>
    <style:style style:name="gr33" style:family="graphic" style:parent-style-name="standard">
      <style:graphic-properties draw:fill-color="#000000" draw:textarea-horizontal-align="justify" draw:textarea-vertical-align="middle" draw:auto-grow-height="false" fo:min-height="0.5cm" fo:min-width="0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 style:text-autospace="none"/>
    </style:style>
    <style:style style:name="P12" style:family="paragraph">
      <loext:graphic-properties draw:fill="none"/>
      <style:paragraph-properties fo:text-align="center" style:text-autospace="none"/>
      <style:text-properties fo:font-size="12pt" style:font-size-asian="12pt" style:font-size-complex="12pt"/>
    </style:style>
    <style:style style:name="P13" style:family="paragraph">
      <style:text-properties fo:background-color="#ffff00"/>
    </style:style>
    <style:style style:name="P14" style:family="paragraph">
      <loext:graphic-properties draw:fill="none" draw:fill-color="#ffffff"/>
      <style:text-properties fo:background-color="#ffff00"/>
    </style:style>
    <style:style style:name="P15" style:family="paragraph">
      <style:text-properties fo:background-color="#b4c7dc"/>
    </style:style>
    <style:style style:name="P16" style:family="paragraph">
      <loext:graphic-properties draw:fill="none" draw:fill-color="#ffffff"/>
      <style:text-properties fo:background-color="#b4c7dc"/>
    </style:style>
    <style:style style:name="P17" style:family="paragraph">
      <style:text-properties fo:background-color="#81d41a"/>
    </style:style>
    <style:style style:name="P18" style:family="paragraph">
      <loext:graphic-properties draw:fill="none" draw:fill-color="#ffffff"/>
      <style:text-properties fo:background-color="#81d41a"/>
    </style:style>
    <style:style style:name="P19" style:family="paragraph">
      <style:text-properties fo:background-color="#ff972f"/>
    </style:style>
    <style:style style:name="P20" style:family="paragraph">
      <loext:graphic-properties draw:fill="none" draw:fill-color="#ffffff"/>
      <style:text-properties fo:background-color="#ff972f"/>
    </style:style>
    <style:style style:name="P21" style:family="paragraph">
      <loext:graphic-properties draw:fill-color="#ff4000"/>
      <style:paragraph-properties fo:text-align="center"/>
    </style:style>
    <style:style style:name="P22" style:family="paragraph">
      <style:paragraph-properties fo:text-align="center"/>
      <style:text-properties fo:background-color="transparent"/>
    </style:style>
    <style:style style:name="P23" style:family="paragraph">
      <loext:graphic-properties draw:fill-color="#000000"/>
      <style:paragraph-properties fo:text-align="center"/>
      <style:text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7.819cm" svg:height="4.499cm" svg:x="-1.069cm" svg:y="2.75cm">
          <draw:image xlink:href="Pictures/10000000000005AF000001F15442905F19DF45F1.png" xlink:type="simple" xlink:show="embed" xlink:actuate="onLoad" draw:mime-type="image/png">
            <text:p/>
          </draw:image>
        </draw:frame>
        <draw:line draw:style-name="gr2" draw:text-style-name="P2" draw:layer="layout" svg:x1="7.65cm" svg:y1="8.5cm" svg:x2="7.65cm" svg:y2="5.75cm">
          <text:p/>
        </draw:line>
        <draw:line draw:style-name="gr3" draw:text-style-name="P2" draw:layer="layout" svg:x1="8.3cm" svg:y1="8.5cm" svg:x2="8.3cm" svg:y2="5.75cm">
          <text:p/>
        </draw:line>
        <draw:frame draw:style-name="gr4" draw:text-style-name="P4" draw:layer="layout" svg:width="1.5cm" svg:height="0.962cm" svg:x="7.25cm" svg:y="8.35cm">
          <draw:text-box>
            <text:p text:style-name="P3"><text:span text:style-name="T1">+ <text:s/>-</text:span></text:p>
          </draw:text-box>
        </draw:frame>
        <draw:frame draw:style-name="gr5" draw:text-style-name="P6" draw:layer="layout" svg:width="2cm" svg:height="1.199cm" svg:x="7cm" svg:y="9.051cm">
          <draw:text-box>
            <text:p text:style-name="P5"><text:span text:style-name="T2">Power <text:s/></text:span></text:p>
            <text:p text:style-name="P5"><text:span text:style-name="T2">9...36V</text:span></text:p>
          </draw:text-box>
        </draw:frame>
        <draw:line draw:style-name="gr6" draw:text-style-name="P2" draw:layer="layout" svg:x1="9.05cm" svg:y1="7.5cm" svg:x2="9.05cm" svg:y2="5.7cm">
          <text:p/>
        </draw:line>
        <draw:line draw:style-name="gr7" draw:text-style-name="P2" draw:layer="layout" svg:x1="9.75cm" svg:y1="7.5cm" svg:x2="9.75cm" svg:y2="5.7cm">
          <text:p/>
        </draw:line>
        <draw:frame draw:style-name="gr8" draw:text-style-name="P8" draw:layer="layout" svg:width="1.5cm" svg:height="0.878cm" svg:x="8.65cm" svg:y="7.5cm">
          <draw:text-box>
            <text:p text:style-name="P7"><text:span text:style-name="T3">А B</text:span></text:p>
          </draw:text-box>
        </draw:frame>
        <draw:frame draw:style-name="gr9" draw:text-style-name="P6" draw:layer="layout" svg:width="2cm" svg:height="0.725cm" svg:x="8.45cm" svg:y="8.201cm">
          <draw:text-box>
            <text:p text:style-name="P5"><text:span text:style-name="T2">RS485</text:span></text:p>
          </draw:text-box>
        </draw:frame>
        <draw:line draw:style-name="gr3" draw:text-style-name="P2" draw:layer="layout" svg:x1="10.49cm" svg:y1="9cm" svg:x2="10.49cm" svg:y2="5.689cm">
          <text:p/>
        </draw:line>
        <draw:frame draw:style-name="gr5" draw:text-style-name="P6" draw:layer="layout" svg:width="2cm" svg:height="0.725cm" svg:x="9.75cm" svg:y="9.25cm">
          <draw:text-box>
            <text:p text:style-name="P5"><text:span text:style-name="T2">GND</text:span></text:p>
          </draw:text-box>
        </draw:frame>
        <draw:line draw:style-name="gr6" draw:text-style-name="P2" draw:layer="layout" svg:x1="11.15cm" svg:y1="7.5cm" svg:x2="11.15cm" svg:y2="5.7cm">
          <text:p/>
        </draw:line>
        <draw:line draw:style-name="gr7" draw:text-style-name="P2" draw:layer="layout" svg:x1="11.9cm" svg:y1="7.5cm" svg:x2="11.9cm" svg:y2="5.7cm">
          <text:p/>
        </draw:line>
        <draw:frame draw:style-name="gr8" draw:text-style-name="P8" draw:layer="layout" svg:width="1.5cm" svg:height="0.878cm" svg:x="10.75cm" svg:y="7.5cm">
          <draw:text-box>
            <text:p text:style-name="P7"><text:span text:style-name="T3">А B</text:span></text:p>
          </draw:text-box>
        </draw:frame>
        <draw:frame draw:style-name="gr9" draw:text-style-name="P6" draw:layer="layout" svg:width="2cm" svg:height="0.725cm" svg:x="10.75cm" svg:y="8.25cm">
          <draw:text-box>
            <text:p text:style-name="P5"><text:span text:style-name="T2">RS485</text:span></text:p>
          </draw:text-box>
        </draw:frame>
        <draw:line draw:style-name="gr10" draw:text-style-name="P2" draw:layer="layout" svg:x1="14.75cm" svg:y1="7.75cm" svg:x2="14.75cm" svg:y2="5.75cm">
          <text:p/>
        </draw:line>
        <draw:line draw:style-name="gr11" draw:text-style-name="P2" draw:layer="layout" svg:x1="15.5cm" svg:y1="7.75cm" svg:x2="15.5cm" svg:y2="5.75cm">
          <text:p/>
        </draw:line>
        <draw:frame draw:style-name="gr4" draw:text-style-name="P4" draw:layer="layout" svg:width="1.5cm" svg:height="0.962cm" svg:x="14.3cm" svg:y="7.5cm">
          <draw:text-box>
            <text:p text:style-name="P3"><text:span text:style-name="T1">+ <text:s/>-</text:span></text:p>
          </draw:text-box>
        </draw:frame>
        <draw:frame draw:style-name="gr12" draw:text-style-name="P6" draw:layer="layout" svg:width="3cm" svg:height="1.199cm" svg:x="14.35cm" svg:y="8.201cm">
          <draw:text-box>
            <text:p text:style-name="P5"><text:span text:style-name="T2">Alarm loop</text:span></text:p>
          </draw:text-box>
        </draw:frame>
        <draw:line draw:style-name="gr13" draw:text-style-name="P2" draw:layer="layout" svg:x1="12.65cm" svg:y1="9.25cm" svg:x2="12.65cm" svg:y2="5.7cm">
          <text:p/>
        </draw:line>
        <draw:line draw:style-name="gr13" draw:text-style-name="P2" draw:layer="layout" svg:x1="13.3cm" svg:y1="9.25cm" svg:x2="13.3cm" svg:y2="5.7cm">
          <text:p/>
        </draw:line>
        <draw:line draw:style-name="gr13" draw:text-style-name="P2" draw:layer="layout" svg:x1="14cm" svg:y1="9.25cm" svg:x2="14cm" svg:y2="5.7cm">
          <text:p/>
        </draw:line>
        <draw:frame draw:style-name="gr14" draw:text-style-name="P10" draw:layer="layout" svg:width="3cm" svg:height="1.673cm" svg:x="12.25cm" svg:y="9.372cm">
          <draw:text-box>
            <text:p text:style-name="P9"><text:span text:style-name="T4">NO C NC</text:span></text:p>
          </draw:text-box>
        </draw:frame>
        <draw:frame draw:style-name="gr5" draw:text-style-name="P6" draw:layer="layout" svg:width="2cm" svg:height="0.725cm" svg:x="12.25cm" svg:y="9.95cm">
          <draw:text-box>
            <text:p text:style-name="P11"><text:span text:style-name="T2">Relay</text:span></text:p>
          </draw:text-box>
        </draw:frame>
        <draw:line draw:style-name="gr10" draw:text-style-name="P2" draw:layer="layout" svg:x1="22.25cm" svg:y1="8.5cm" svg:x2="22.25cm" svg:y2="6.5cm">
          <text:p/>
        </draw:line>
        <draw:line draw:style-name="gr10" draw:text-style-name="P2" draw:layer="layout" svg:x1="19.25cm" svg:y1="8.5cm" svg:x2="19.25cm" svg:y2="6.5cm">
          <text:p/>
        </draw:line>
        <draw:frame draw:style-name="gr15" draw:text-style-name="P12" draw:layer="layout" svg:width="3.75cm" svg:height="1.673cm" svg:x="17.5cm" svg:y="8.5cm">
          <draw:text-box>
            <text:p text:style-name="P11"><text:span text:style-name="T2">Ethernet </text:span><text:span text:style-name="T2">100Mbit</text:span></text:p>
            <text:p text:style-name="P11"><text:span text:style-name="T2">(POE)</text:span></text:p>
          </draw:text-box>
        </draw:frame>
        <draw:frame draw:style-name="gr12" draw:text-style-name="P12" draw:layer="layout" svg:width="2.5cm" svg:height="1.199cm" svg:x="21cm" svg:y="8.5cm">
          <draw:text-box>
            <text:p text:style-name="P11"><text:span text:style-name="T2">USB 2.0</text:span><text:span text:style-name="T2"><text:line-break/></text:span><text:span text:style-name="T2">(OTA)</text:span></text:p>
          </draw:text-box>
        </draw:frame>
        <draw:frame draw:style-name="gr16" draw:text-style-name="P14" draw:layer="layout" svg:width="6.678cm" svg:height="0.962cm" svg:x="8.5cm" svg:y="4.038cm">
          <draw:text-box>
            <text:p text:style-name="P13">FCU INPUT\OUTPUT</text:p>
          </draw:text-box>
        </draw:frame>
      </draw:page>
      <draw:page draw:name="page2" draw:style-name="dp1" draw:master-page-name="Обычный">
        <draw:frame draw:style-name="gr17" draw:text-style-name="P1" draw:layer="layout" svg:width="8.749cm" svg:height="10.331cm" svg:x="2.001cm" svg:y="3.052cm">
          <draw:image xlink:href="Pictures/100000000000043C00000500E42835BABD6A1CE4.png" xlink:type="simple" xlink:show="embed" xlink:actuate="onLoad" draw:mime-type="image/png">
            <text:p/>
          </draw:image>
        </draw:frame>
        <draw:frame draw:style-name="gr17" draw:text-style-name="P1" draw:layer="layout" svg:width="12.482cm" svg:height="10.639cm" svg:x="11.768cm" svg:y="3cm">
          <draw:image xlink:href="Pictures/1000000000000500000004432D1F00E7F3EAC283.png" xlink:type="simple" xlink:show="embed" xlink:actuate="onLoad" draw:mime-type="image/png">
            <text:p/>
          </draw:image>
        </draw:frame>
      </draw:page>
      <draw:page draw:name="page3" draw:style-name="dp1" draw:master-page-name="Обычный">
        <draw:frame draw:style-name="gr17" draw:text-style-name="P1" draw:layer="layout" svg:width="20.25cm" svg:height="17.26cm" svg:x="4.25cm" svg:y="4.49cm">
          <draw:image xlink:href="Pictures/1000000000000500000004432D1F00E7F3EAC283.png" xlink:type="simple" xlink:show="embed" xlink:actuate="onLoad" draw:mime-type="image/png">
            <text:p/>
          </draw:image>
        </draw:frame>
        <draw:custom-shape draw:style-name="gr18" draw:text-style-name="P2" draw:layer="layout" svg:width="7.75cm" svg:height="6cm" svg:x="3.75cm" svg:y="11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1.25cm" svg:height="5.5cm" svg:x="12.25cm" svg:y="11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25cm" svg:height="2.25cm" svg:x="15cm" svg:y="17.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25cm" svg:height="3cm" svg:x="19.75cm" svg:y="17.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cm" svg:height="2cm" svg:x="9.75cm" svg:y="20.2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75cm" svg:height="2.75cm" svg:x="5cm" svg:y="17.5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3.072cm" svg:height="0.962cm" svg:x="5.25cm" svg:y="13.788cm">
          <draw:text-box>
            <text:p text:style-name="P15">Napi Slot</text:p>
          </draw:text-box>
        </draw:frame>
        <draw:frame draw:style-name="gr16" draw:text-style-name="P18" draw:layer="layout" svg:width="5.29cm" svg:height="2.384cm" svg:x="15.46cm" svg:y="12.827cm">
          <draw:text-box>
            <text:p text:style-name="P17">External Module </text:p>
            <text:p text:style-name="P17">(USB\UART\I2C)</text:p>
            <text:p text:style-name="P17">mPCI-e format</text:p>
          </draw:text-box>
        </draw:frame>
        <draw:frame draw:style-name="gr24" draw:text-style-name="P14" draw:layer="layout" svg:width="2.822cm" svg:height="0.962cm" svg:x="10.148cm" svg:y="21.338cm">
          <draw:text-box>
            <text:p text:style-name="P13">Console</text:p>
          </draw:text-box>
        </draw:frame>
        <draw:frame draw:style-name="gr16" draw:text-style-name="P14" draw:layer="layout" svg:width="2.513cm" svg:height="1.673cm" svg:x="20.348cm" svg:y="18.038cm">
          <draw:text-box>
            <text:p text:style-name="P13">RTC </text:p>
            <text:p text:style-name="P13">Battery</text:p>
          </draw:text-box>
        </draw:frame>
        <draw:custom-shape draw:style-name="gr25" draw:text-style-name="P2" draw:layer="layout" svg:width="4cm" svg:height="4.5cm" svg:x="6.5cm" svg:y="5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.25cm" svg:height="4.5cm" svg:x="4cm" svg:y="5.75cm">
          <text:p/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3.097cm" svg:height="1.673cm" svg:x="6.928cm" svg:y="6.538cm">
          <draw:text-box>
            <text:p text:style-name="P13">Ethernet </text:p>
            <text:p text:style-name="P13">100Мбит</text:p>
          </draw:text-box>
        </draw:frame>
        <draw:custom-shape draw:style-name="gr27" draw:text-style-name="P2" draw:layer="layout" svg:width="3.25cm" svg:height="2cm" svg:x="21.75cm" svg:y="9.5cm">
          <text:p/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2.119cm" svg:height="0.962cm" svg:x="22.25cm" svg:y="10cm">
          <draw:text-box>
            <text:p text:style-name="P13">Relay</text:p>
          </draw:text-box>
        </draw:frame>
        <draw:custom-shape draw:style-name="gr28" draw:text-style-name="P2" draw:layer="layout" svg:width="10.25cm" svg:height="3cm" svg:x="11cm" svg:y="8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7.644cm" svg:height="0.962cm" svg:x="12.75cm" svg:y="9.25cm">
          <draw:text-box>
            <text:p text:style-name="P19">Power and POE 802.11at</text:p>
          </draw:text-box>
        </draw:frame>
        <draw:frame draw:style-name="gr16" draw:text-style-name="P14" draw:layer="layout" svg:width="1.806cm" svg:height="0.962cm" svg:x="4.131cm" svg:y="7.288cm">
          <draw:text-box>
            <text:p text:style-name="P13">USB</text:p>
          </draw:text-box>
        </draw:frame>
        <draw:frame draw:style-name="gr16" draw:text-style-name="P14" draw:layer="layout" svg:width="2.932cm" svg:height="0.962cm" svg:x="5.194cm" svg:y="19cm">
          <draw:text-box>
            <text:p text:style-name="P13">MicroSD</text:p>
          </draw:text-box>
        </draw:frame>
        <draw:custom-shape draw:style-name="gr29" draw:text-style-name="P2" draw:layer="layout" svg:width="9.75cm" svg:height="3.5cm" svg:x="10.75cm" svg:y="3.75cm">
          <text:p/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6.678cm" svg:height="0.962cm" svg:x="11.75cm" svg:y="6.038cm">
          <draw:text-box>
            <text:p text:style-name="P13">FCU INPUT\OUTPUT</text:p>
          </draw:text-box>
        </draw:frame>
        <draw:custom-shape draw:style-name="gr30" draw:text-style-name="P2" draw:layer="layout" svg:width="4.25cm" svg:height="2cm" svg:x="20.75cm" svg:y="7.25cm">
          <text:p/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2.229cm" svg:height="0.962cm" svg:x="22.381cm" svg:y="7.75cm">
          <draw:text-box>
            <text:p text:style-name="P13">Fuses</text:p>
          </draw:text-box>
        </draw:frame>
        <draw:frame draw:style-name="gr31" draw:text-style-name="P14" draw:layer="layout" svg:width="3.822cm" svg:height="1.673cm" svg:x="15.25cm" svg:y="18.5cm">
          <draw:text-box>
            <text:p text:style-name="P13">microSIM</text:p>
          </draw:text-box>
        </draw:frame>
        <draw:custom-shape draw:style-name="gr32" draw:text-style-name="P21" draw:layer="layout" svg:width="0.75cm" svg:height="0.75cm" svg:x="18.849cm" svg:y="4.085cm">
          <text:p text:style-name="P1">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3" draw:layer="layout" svg:width="0.75cm" svg:height="0.75cm" svg:x="18.1cm" svg:y="4.1cm">
          <text:p text:style-name="P22"><text:span text:style-name="T5">-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Обычный">
        <draw:frame draw:style-name="gr17" draw:text-style-name="P1" draw:layer="layout" svg:width="19.748cm" svg:height="23.319cm" svg:x="2.002cm" svg:y="3.053cm">
          <draw:image xlink:href="Pictures/100000000000043C00000500E42835BABD6A1CE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9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3T16:38:05.028307122</meta:creation-date>
    <dc:date>2024-09-23T17:54:12.382947138</dc:date>
    <meta:editing-duration>PT11M2S</meta:editing-duration>
    <meta:editing-cycles>4</meta:editing-cycles>
    <meta:generator>LibreOffice/7.3.7.2$Linux_X86_64 LibreOffice_project/30$Build-2</meta:generator>
    <meta:document-statistic meta:object-count="59"/>
  </office:meta>
</office:document-meta>
</file>